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ificationInOrderWithTimeoutTest.should_verify_in_order_with_times_x_and_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VerificationInOrderWithTimeoutTest.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icationInOrderWithTimeoutTest.should_verify_in_order_with_at_least_x_and_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VerificationInOrderWithTimeoutTest.should_not_allow_in_order_with_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erificationInOrderWithTimeoutTest.should_verify_in_order_with_at_least_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erificationInOrderWithTimeoutTest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icationInOrderWithTimeoutTest.should_verify_in_order_with_at_least_once_and_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VerificationInOrderWithTimeoutTest.should_not_allow_in_order_with_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erificationInOrderWithTimeoutTest.callMock( final IMethods mock , final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erificationInOrderWithTimeout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icationInOrderWithTimeoutTest.should_verify_in_order_with_times_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erificationInOrderWithTimeoutTest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icationInOrderWithTimeoutTest.should_verify_in_order_with_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erificationInOrderWithTimeoutTest.should_verify_in_order_with_timeout_and_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VerificationInOrderWithTimeoutTest.should_verify_in_order_with_at_least_o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